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1pt" officeooo:paragraph-rsid="00173a38" style:font-size-asian="11pt" style:font-size-complex="11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1pt" officeooo:paragraph-rsid="0018a30e" style:font-size-asian="11pt" style:font-size-complex="11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1pt" officeooo:rsid="0018a30e" officeooo:paragraph-rsid="0018a30e" style:font-size-asian="11pt" style:font-size-complex="11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1pt" officeooo:rsid="00173a38" officeooo:paragraph-rsid="00173a38" style:font-size-asian="11pt" style:font-size-complex="11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1pt" officeooo:rsid="0018c26b" officeooo:paragraph-rsid="0018c26b" style:font-size-asian="11pt" style:font-size-complex="11pt"/>
    </style:style>
    <style:style style:name="T1" style:family="text">
      <style:text-properties fo:font-variant="normal" fo:text-transform="none" fo:color="#202124" fo:letter-spacing="normal"/>
    </style:style>
    <style:style style:name="T2" style:family="text">
      <style:text-properties fo:font-variant="normal" fo:text-transform="none" fo:color="#202124" fo:letter-spacing="normal" fo:font-style="normal" fo:font-weight="normal"/>
    </style:style>
    <style:style style:name="T3" style:family="text">
      <style:text-properties fo:font-variant="normal" fo:text-transform="none" fo:color="#202124" fo:letter-spacing="normal" fo:font-style="normal" fo:font-weight="normal" officeooo:rsid="00173a38"/>
    </style:style>
    <style:style style:name="T4" style:family="text">
      <style:text-properties fo:font-variant="normal" fo:text-transform="none" fo:color="#202124" fo:letter-spacing="normal" fo:font-style="normal" fo:font-weight="normal" officeooo:rsid="0018a30e"/>
    </style:style>
    <style:style style:name="T5" style:family="text">
      <style:text-properties fo:font-variant="normal" fo:text-transform="none" fo:color="#202124" fo:letter-spacing="normal" fo:font-style="normal" fo:font-weight="normal" officeooo:rsid="0018c26b"/>
    </style:style>
    <style:style style:name="T6" style:family="text">
      <style:text-properties fo:font-variant="normal" fo:text-transform="none" fo:color="#202124" fo:letter-spacing="normal" fo:font-style="normal" fo:font-weight="normal" officeooo:rsid="00198d64"/>
    </style:style>
    <style:style style:name="T7" style:family="text">
      <style:text-properties fo:font-variant="normal" fo:text-transform="none" fo:color="#202124" fo:letter-spacing="normal" fo:font-style="normal" fo:font-weight="normal" fo:background-color="#e8f2a1" loext:char-shading-value="0"/>
    </style:style>
    <style:style style:name="T8" style:family="text">
      <style:text-properties fo:font-variant="normal" fo:text-transform="none" fo:color="#202124" fo:letter-spacing="normal" fo:font-style="normal" fo:font-weight="normal" fo:background-color="#e8f2a1" loext:char-shading-value="0"/>
    </style:style>
    <style:style style:name="T9" style:family="text">
      <style:text-properties fo:font-variant="normal" fo:text-transform="none" fo:color="#202124" fo:letter-spacing="normal" fo:font-style="normal" fo:font-weight="normal" fo:background-color="#dedce6" loext:char-shading-value="0"/>
    </style:style>
    <style:style style:name="T10" style:family="text">
      <style:text-properties fo:font-variant="normal" fo:text-transform="none" fo:color="#202124" fo:letter-spacing="normal" fo:font-style="normal" fo:font-weight="normal" officeooo:rsid="00173a38" fo:background-color="#dedce6" loext:char-shading-value="0"/>
    </style:style>
    <style:style style:name="T11" style:family="text">
      <style:text-properties fo:font-variant="normal" fo:text-transform="none" fo:color="#202124" fo:letter-spacing="normal" fo:font-style="normal" fo:font-weight="normal" officeooo:rsid="00173a38" fo:background-color="#dedce6" loext:char-shading-value="0"/>
    </style:style>
    <style:style style:name="T12" style:family="text">
      <style:text-properties fo:font-variant="normal" fo:text-transform="none" fo:color="#202124" fo:letter-spacing="normal" fo:font-style="normal" fo:font-weight="normal" officeooo:rsid="0018a30e" fo:background-color="#dedce6" loext:char-shading-value="0"/>
    </style:style>
    <style:style style:name="T13" style:family="text">
      <style:text-properties fo:font-variant="normal" fo:text-transform="none" fo:color="#202124" fo:letter-spacing="normal" fo:font-style="normal" fo:font-weight="normal" officeooo:rsid="0018a30e" fo:background-color="#dedce6" loext:char-shading-value="0"/>
    </style:style>
    <style:style style:name="T14" style:family="text">
      <style:text-properties fo:font-variant="normal" fo:text-transform="none" fo:color="#202124" fo:letter-spacing="normal" fo:font-style="normal" fo:font-weight="normal" fo:background-color="#dedce6" loext:char-shading-value="0"/>
    </style:style>
    <style:style style:name="T15" style:family="text">
      <style:text-properties fo:font-variant="normal" fo:text-transform="none" fo:color="#202124" fo:letter-spacing="normal" fo:font-style="normal" fo:font-weight="normal" fo:background-color="#ffdbb6" loext:char-shading-value="0"/>
    </style:style>
    <style:style style:name="T16" style:family="text">
      <style:text-properties fo:font-variant="normal" fo:text-transform="none" fo:color="#202124" fo:letter-spacing="normal" fo:font-style="normal" fo:font-weight="normal" fo:background-color="#ffdbb6" loext:char-shading-value="0"/>
    </style:style>
    <style:style style:name="T17" style:family="text">
      <style:text-properties fo:font-variant="normal" fo:text-transform="none" fo:color="#202124" fo:letter-spacing="normal" fo:font-style="normal" fo:font-weight="normal" officeooo:rsid="00198ee9"/>
    </style:style>
    <style:style style:name="T18" style:family="text">
      <style:text-properties fo:font-variant="normal" fo:text-transform="none" fo:color="#202124" fo:letter-spacing="normal" fo:font-style="normal" fo:font-weight="normal" officeooo:rsid="001cba81"/>
    </style:style>
    <style:style style:name="T19" style:family="text">
      <style:text-properties fo:font-variant="normal" fo:text-transform="none" fo:color="#202124" fo:letter-spacing="normal" fo:background-color="#dedce6" loext:char-shading-value="0"/>
    </style:style>
    <style:style style:name="T20" style:family="text">
      <style:text-properties fo:font-variant="normal" fo:text-transform="none" fo:color="#202124" fo:letter-spacing="normal" fo:background-color="#dedce6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">Devops Related Words </text:span><text:span text:style-name="T2">&gt;&gt;</text:span></text:p>
      <text:p text:style-name="P1"><text:span text:style-name="T1"><text:s/></text:span></text:p>
      <text:p text:style-name="P3"><text:span text:style-name="T20">Cloud&gt; IaaS &gt;Paas</text:span><text:span text:style-name="T1">&gt;</text:span></text:p>
      <text:p text:style-name="P3"><text:span text:style-name="T1">AWS,<text:line-break/>GCP<text:line-break/></text:span></text:p>
      <text:p text:style-name="P4"><text:span text:style-name="T20">Source Code Management</text:span><text:span text:style-name="T1">&gt;</text:span></text:p>
      <text:p text:style-name="P1"><text:span text:style-name="T2">Git, </text:span></text:p>
      <text:p text:style-name="P1"><text:span text:style-name="T2">GitHub,<text:line-break/></text:span><text:span text:style-name="T5">GitLab<text:line-break/>Bitbucket,</text:span></text:p>
      <text:p text:style-name="P1"><text:span text:style-name="T2">Repositor</text:span><text:span text:style-name="T3">ies</text:span><text:span text:style-name="T2">, </text:span></text:p>
      <text:p text:style-name="P1"><text:span text:style-name="T2"/></text:p>
      <text:p text:style-name="P1"><text:span text:style-name="T11">Build Tool</text:span><text:span text:style-name="T3">&gt;</text:span></text:p>
      <text:p text:style-name="P1"><text:span text:style-name="T3">Maven,</text:span></text:p>
      <text:p text:style-name="P1"><text:span text:style-name="T3"/></text:p>
      <text:p text:style-name="P2"><text:span text:style-name="T2">Docker, </text:span></text:p>
      <text:p text:style-name="P2"><text:span text:style-name="T2">Dockerhub, </text:span></text:p>
      <text:p text:style-name="P2"><text:span text:style-name="T2">DockerFile,</text:span><text:span text:style-name="T1"> </text:span></text:p>
      <text:p text:style-name="P2"><text:span text:style-name="T2">Containers, </text:span></text:p>
      <text:p text:style-name="P2"><text:span text:style-name="T3">Pods, </text:span></text:p>
      <text:p text:style-name="P2"><text:span text:style-name="T3"/></text:p>
      <text:p text:style-name="P2"><text:span text:style-name="T13">CI/CD Tool</text:span><text:span text:style-name="T4">&gt;</text:span></text:p>
      <text:p text:style-name="P2"><text:span text:style-name="T4">Contineous Integration,</text:span></text:p>
      <text:p text:style-name="P2"><text:span text:style-name="T4">Contineous Delivery,<text:line-break/>Contineous Deployment,</text:span><text:span text:style-name="T3"><text:line-break/></text:span><text:span text:style-name="T2">Jenkins, </text:span></text:p>
      <text:p text:style-name="P1"><text:span text:style-name="T2">Jenkins Plugins,</text:span><text:span text:style-name="T1"> <text:line-break/></text:span></text:p>
      <text:p text:style-name="P3"><text:span text:style-name="T20">Container Orchestration &amp; Scheduling</text:span><text:span text:style-name="T1">&gt;</text:span></text:p>
      <text:p text:style-name="P3"><text:span text:style-name="T1">Kubernetes,</text:span></text:p>
      <text:p text:style-name="P3"><text:span text:style-name="T1">Docker Swarm,</text:span></text:p>
      <text:p text:style-name="P1"><text:span text:style-name="T2"/></text:p>
      <text:p text:style-name="P4"><text:span text:style-name="T14">Configuration Management Tool</text:span><text:span text:style-name="T2">&gt;</text:span></text:p>
      <text:p text:style-name="P1"><text:span text:style-name="T2">Ansible, </text:span></text:p>
      <text:p text:style-name="P1"><text:span text:style-name="T2">Playbook, <text:line-break/></text:span><text:span text:style-name="T5">Chef,</text:span></text:p>
      <text:p text:style-name="P5"><text:span text:style-name="T5">P</text:span><text:span text:style-name="T2">uppet</text:span></text:p>
      <text:p text:style-name="P1"><text:span text:style-name="T2">Push based &amp; Pull Based,<text:line-break/><text:line-break/></text:span><text:span text:style-name="T13">Testing Tool</text:span><text:span text:style-name="T4">&gt;<text:line-break/>Selenium,<text:line-break/>J-Unit,</text:span></text:p>
      <text:p text:style-name="P1"><text:span text:style-name="T4"/></text:p>
      <text:p text:style-name="P5"><text:span text:style-name="T13">M</text:span><text:span text:style-name="T14">onitoring Tool</text:span><text:span text:style-name="T2">&gt;<text:line-break/>Nagios,<text:line-break/>Datadog</text:span></text:p>
      <text:p text:style-name="P5"><text:span text:style-name="T2"/></text:p>
      <text:p text:style-name="P5"><text:span text:style-name="T14">Database Management</text:span><text:span text:style-name="T2">&gt;<text:line-break/>DB-Deploy,<text:line-break/>Dbmaestro<text:line-break/><text:line-break/></text:span><text:span text:style-name="T16">Other Imp Words</text:span><text:span text:style-name="T2">&gt;<text:line-break/>Jira, Ticketing Tool, SaaS, IaaS, CDN, CloudTrail, ClouD Front, </text:span><text:span text:style-name="T6">Pipeline Script,<text:line-break/>Frontend, Backend, Hot Deployment, Cold Deployment</text:span><text:span text:style-name="T17">, JFrog,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6T12:44:27.813911490</meta:creation-date>
    <dc:date>2023-01-16T13:29:59.193045973</dc:date>
    <meta:editing-duration>PT14M8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29" meta:word-count="88" meta:character-count="700" meta:non-whitespace-character-count="623"/>
  </office:meta>
</office:document-meta>
</file>